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ResolveDependencyEvent.EndResolveDependencyEvent( DependencyResolver resolver , DependencyDescriptor dd , ModuleRevisionId requestedRevisionId , ResolvedModuleRevision module , long d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ndResolveDependencyEvent.get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ResolveDependencyEvent.get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